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7634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alibri" fo:font-size="11pt" style:font-size-asian="11pt" style:font-name-complex="Calibri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ce8" style:family="table-cell" style:parent-style-name="Default">
      <style:text-properties fo:color="#000000" style:font-name="Calibri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ss/Fail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egistering an Account by providing only the Mandatory field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 'Thank you for registering' email is sent to the registered email address as a confirmation for registering</text:p>
            <text:p> The account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gistering an Account by providing all the fields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roper notification messages are displayed for the mandatory fields, when you don't provide any fields</text:p>
            <text:p> In the  'Register Account' page and submit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Registering an Account by providing the existing account details (i.e. existing email address)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gistering an Account by providing an invalid email address into the E-Mail field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gistering an Account by providing an invalid phone number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Registering an Account by using the Keyboard keys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All the fields in the Register Account page have the proper placeholders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All the mandatory fields in the Register Account page are marked with red color * symbol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Mandatory fields in the Register Account page are accepting only spaces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Navigating to other pages using the options or links provided on the 'Register Account' page 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Registring an Account, by filling 'Password' field and not filling 'Password Confirm' fiel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1:56:59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4-04T22:04:10.454000000</dc:date>
    <meta:editing-duration>PT40M16S</meta:editing-duration>
    <meta:editing-cycles>7</meta:editing-cycles>
    <meta:document-statistic meta:table-count="1" meta:cell-count="30" meta:object-count="0"/>
  </office:meta>
</office:document-meta>
</file>